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padding="0.0193in" fo:border="0.0008in solid #d9d9e3"/>
    </style:style>
    <style:style style:name="P2" style:family="paragraph" style:parent-style-name="Text_20_body" style:list-style-name="L1">
      <style:paragraph-properties fo:padding="0.0193in" fo:border="0.0008in solid #d9d9e3"/>
    </style:style>
    <style:style style:name="P3" style:family="paragraph" style:parent-style-name="Text_20_body" style:list-style-name="L2">
      <style:paragraph-properties fo:padding="0.0193in" fo:border="0.0008in solid #d9d9e3"/>
    </style:style>
    <style:style style:name="P4" style:family="paragraph" style:parent-style-name="Text_20_body" style:list-style-name="L3">
      <style:paragraph-properties fo:padding="0.0193in" fo:border="0.0008in solid #d9d9e3"/>
    </style:style>
    <style:style style:name="P5" style:family="paragraph" style:parent-style-name="Text_20_body" style:list-style-name="L4">
      <style:paragraph-properties fo:padding="0.0193in" fo:border="0.0008in solid #d9d9e3"/>
    </style:style>
    <style:style style:name="P6" style:family="paragraph" style:parent-style-name="Text_20_body" style:list-style-name="L5">
      <style:paragraph-properties fo:padding="0.0193in" fo:border="0.0008in solid #d9d9e3"/>
    </style:style>
    <style:style style:name="P7" style:family="paragraph" style:parent-style-name="Text_20_body" style:list-style-name="L1">
      <style:paragraph-properties fo:margin-top="0in" fo:margin-bottom="0in" fo:padding="0.0193in" fo:border="0.0008in solid #d9d9e3"/>
    </style:style>
    <style:style style:name="P8" style:family="paragraph" style:parent-style-name="Text_20_body" style:list-style-name="L2">
      <style:paragraph-properties fo:margin-top="0in" fo:margin-bottom="0in" fo:padding="0.0193in" fo:border="0.0008in solid #d9d9e3"/>
    </style:style>
    <style:style style:name="P9" style:family="paragraph" style:parent-style-name="Text_20_body" style:list-style-name="L3">
      <style:paragraph-properties fo:margin-top="0in" fo:margin-bottom="0in" fo:padding="0.0193in" fo:border="0.0008in solid #d9d9e3"/>
    </style:style>
    <style:style style:name="P10" style:family="paragraph" style:parent-style-name="Text_20_body" style:list-style-name="L4">
      <style:paragraph-properties fo:margin-top="0in" fo:margin-bottom="0in" fo:padding="0.0193in" fo:border="0.0008in solid #d9d9e3"/>
    </style:style>
    <style:style style:name="P11" style:family="paragraph" style:parent-style-name="Text_20_body" style:list-style-name="L5">
      <style:paragraph-properties fo:margin-top="0in" fo:margin-bottom="0in" fo:padding="0.0193in" fo:border="0.0008in solid #d9d9e3"/>
    </style:style>
    <style:style style:name="T1" style:family="text">
      <style:text-properties fo:font-size="15pt" style:font-size-asian="15pt" style:font-size-complex="15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CONNECT</text:span></text:span></text:p>
      <text:p text:style-name="P1"><text:span text:style-name="Strong_20_Emphasis"><text:line-break/>Executive Summary:</text:span> This proposal outlines the development of a web application for Exeter, facilitating student collaboration on projects. Students can post project ideas, search for collaborators, and communicate within the platform. The focus is on creating an engaging, innovative, and user-friendly platform that fosters effective communication among students.</text:p>
      <text:p text:style-name="P1"><text:span text:style-name="Strong_20_Emphasis">Business Objectives:</text:span> The project aims to enhance student collaboration by providing a user-friendly platform for sharing project ideas and connecting with like-minded peers. The objectives include promoting innovation, fostering a sense of community, and improving communication among students.</text:p>
      <text:p text:style-name="P1"><text:span text:style-name="Strong_20_Emphasis">Background:</text:span> Exeter seeks to address the need for a centralized platform where students can collaborate on projects. The initiative stems from the desire to enhance student engagement, encourage teamwork, and provide a space for exchanging ideas beyond classroom settings.</text:p>
      <text:p text:style-name="P1"><text:span text:style-name="Strong_20_Emphasis">Scope:</text:span> The project will include features such as user authentication, project idea posting, search functionalities, messaging/chat options, and social interaction elements to encourage user engagement. Exclusions involve complex social networking functionalities or extensive data analytics beyond basic reporting.</text:p>
      <text:p text:style-name="P1"><text:span text:style-name="Strong_20_Emphasis">Functional Requirements:</text:span></text:p>
      <text:list xml:id="list357236549352381425" text:style-name="L1">
        <text:list-item>
          <text:p text:style-name="P7">User authentication and profile creation</text:p>
        </text:list-item>
        <text:list-item>
          <text:p text:style-name="P7">Project idea submission and search functionality</text:p>
        </text:list-item>
        <text:list-item>
          <text:p text:style-name="P7">Messaging system for communication between students</text:p>
        </text:list-item>
        <text:list-item>
          <text:p text:style-name="P7">Social elements (e.g., comments, likes) to encourage interaction</text:p>
        </text:list-item>
        <text:list-item>
          <text:p text:style-name="P2">Analytics dashboard for collecting and reporting student feedback at the end of each course</text:p>
        </text:list-item>
      </text:list>
      <text:p text:style-name="P1"><text:span text:style-name="Strong_20_Emphasis">Personnel Requirements:</text:span></text:p>
      <text:list xml:id="list4865734821296146591" text:style-name="L2">
        <text:list-item>
          <text:p text:style-name="P8">Dedicated development team </text:p>
        </text:list-item>
        <text:list-item>
          <text:p text:style-name="P3">QA specialist for testing and quality assurance</text:p>
        </text:list-item>
      </text:list>
      <text:p text:style-name="P1"><text:span text:style-name="Strong_20_Emphasis">Delivery Schedule:</text:span></text:p>
      <text:list xml:id="list3444758123080412714" text:style-name="L3">
        <text:list-item>
          <text:p text:style-name="P9">Phase 1: Basic platform setup, user authentication, and profile creation (4 weeks)</text:p>
        </text:list-item>
        <text:list-item>
          <text:p text:style-name="P9">Phase 2: Implement project idea submission and search functionalities (6 weeks)</text:p>
        </text:list-item>
        <text:list-item>
          <text:p text:style-name="P9">Phase 3: Messaging system and social interaction elements (4 weeks)</text:p>
        </text:list-item>
        <text:list-item>
          <text:p text:style-name="P4">Phase 4: Analytics dashboard for feedback collection and reporting (3 weeks)</text:p>
        </text:list-item>
      </text:list>
      <text:p text:style-name="P1"><text:span text:style-name="Strong_20_Emphasis">Other Requirements:</text:span></text:p>
      <text:list xml:id="list5324848374039018305" text:style-name="L4">
        <text:list-item>
          <text:p text:style-name="P10">Compatibility with major browsers (Chrome, Firefox, Safari)</text:p>
        </text:list-item>
        <text:list-item>
          <text:p text:style-name="P10">Consideration for mobile responsiveness</text:p>
        </text:list-item>
        <text:list-item>
          <text:p text:style-name="P10">Basic accessibility features for inclusivity</text:p>
        </text:list-item>
        <text:list-item>
          <text:p text:style-name="P5">Style inspired by modern and engaging design trends</text:p>
        </text:list-item>
      </text:list>
      <text:p text:style-name="P1"><text:span text:style-name="Strong_20_Emphasis">Assumptions:</text:span> The project assumes the availability and reliable functionality of necessary APIs for user authentication, and basic web development frameworks.</text:p>
      <text:p text:style-name="P1"><text:span text:style-name="Strong_20_Emphasis">Limitations:</text:span> The project's scope and timeline are limited by available resources (time, personnel, and budget) and may not accommodate extensive additional functionalities beyond the outlined features.</text:p>
      <text:p text:style-name="P1"><text:soft-page-break/><text:span text:style-name="Strong_20_Emphasis">Risks:</text:span></text:p>
      <text:list xml:id="list4990933888339650665" text:style-name="L5">
        <text:list-item>
          <text:p text:style-name="P11">Technical dependencies on external APIs or frameworks</text:p>
        </text:list-item>
        <text:list-item>
          <text:p text:style-name="P11">Potential delays due to unforeseen technical challenges</text:p>
        </text:list-item>
        <text:list-item>
          <text:p text:style-name="P11">User adoption rates might differ from expectations</text:p>
        </text:list-item>
        <text:list-item>
          <text:p text:style-name="P6">Ensuring data security and privacy compliance</text:p>
        </text:list-item>
      </text:list>
      <text:p text:style-name="P1">This structured proposal aims to address Exeter's requirements, ensuring clarity, feasibility, and a comprehensive understanding of the project's goals, limitations, and potential challeng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kye hillhouse</meta:initial-creator>
    <meta:creation-date>2023-11-26T05:05:32.55</meta:creation-date>
    <meta:document-statistic meta:table-count="0" meta:image-count="0" meta:object-count="0" meta:page-count="2" meta:paragraph-count="32" meta:word-count="405" meta:character-count="2977"/>
    <dc:date>2023-11-26T05:10:50.11</dc:date>
    <dc:creator>skye hillhouse</dc:creator>
    <meta:editing-duration>PT5M19S</meta:editing-duration>
    <meta:editing-cycles>1</meta:editing-cycles>
    <meta:generator>OpenOffice/4.1.12$Win32 OpenOffice.org_project/4112m1$Build-9809</meta:generator>
  </office:meta>
</office:document-meta>
</file>